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uto_ad3750bf"><text:span text:style-name="auto_f4440c60">Name</text:span><text:tab/><text:span text:style-name="auto_f4440c60">Position</text:span><text:tab/><text:span text:style-name="auto_f4440c60">Gehalt</text:span><text:line-break/>Anna<text:tab/>Developer<text:tab/>3.000 €<text:line-break/>Ben<text:tab/>Designer<text:tab/>2.800 €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f4440c60" style:family="text" style:parent-style-name="Standard">
      <style:text-properties fo:font-weight="bold"/>
    </style:style>
    <style:style style:name="auto_ad3750bf" style:family="paragraph" style:parent-style-name="Standard" style:class="text">
      <style:paragraph-properties>
        <style:tab-stops>
          <style:tab-stop style:position="4cm" style:type="left"/>
          <style:tab-stop style:position="10cm" style:type="left"/>
          <style:tab-stop style:position="15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4:42:18.482048145</meta:creation-date>
    <dc:date>2025-04-22T14:42:56.829462864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24.2.7.2$Linux_X86_64 LibreOffice_project/420$Build-2</meta:generator>
  </office:meta>
</office:document-meta>
</file>